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1" manifest:media-type=""/>
  <manifest:file-entry manifest:full-path="ObjectReplacements/Object 33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"/>
  <manifest:file-entry manifest:full-path="ObjectReplacements/Object 25" manifest:media-type="application/x-openoffice-gdimetafile;windows_formatname=&quot;GDIMetaFile&quot;"/>
  <manifest:file-entry manifest:full-path="ObjectReplacements/Object 42" manifest:media-type=""/>
  <manifest:file-entry manifest:full-path="ObjectReplacements/Object 18" manifest:media-type="application/x-openoffice-gdimetafile;windows_formatname=&quot;GDIMetaFile&quot;"/>
  <manifest:file-entry manifest:full-path="ObjectReplacements/Object 35" manifest:media-type=""/>
  <manifest:file-entry manifest:full-path="ObjectReplacements/Object 26" manifest:media-type="application/x-openoffice-gdimetafile;windows_formatname=&quot;GDIMetaFile&quot;"/>
  <manifest:file-entry manifest:full-path="ObjectReplacements/Object 43" manifest:media-type="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27" manifest:media-type="application/x-openoffice-gdimetafile;windows_formatname=&quot;GDIMetaFile&quot;"/>
  <manifest:file-entry manifest:full-path="ObjectReplacements/Object 44" manifest:media-type=""/>
  <manifest:file-entry manifest:full-path="ObjectReplacements/Object 31" manifest:media-type=""/>
  <manifest:file-entry manifest:full-path="ObjectReplacements/Object 14" manifest:media-type=""/>
  <manifest:file-entry manifest:full-path="ObjectReplacements/Object 2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38" manifest:media-type=""/>
  <manifest:file-entry manifest:full-path="ObjectReplacements/Object 46" manifest:media-type=""/>
  <manifest:file-entry manifest:full-path="ObjectReplacements/Object 29" manifest:media-type=""/>
  <manifest:file-entry manifest:full-path="ObjectReplacements/Object 37" manifest:media-type=""/>
  <manifest:file-entry manifest:full-path="ObjectReplacements/Object 28" manifest:media-type=""/>
  <manifest:file-entry manifest:full-path="ObjectReplacements/Object 45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23" manifest:media-type="application/x-openoffice-gdimetafile;windows_formatname=&quot;GDIMetaFile&quot;"/>
  <manifest:file-entry manifest:full-path="ObjectReplacements/Object 40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30" manifest:media-type=""/>
  <manifest:file-entry manifest:full-path="ObjectReplacements/Object 13" manifest:media-type="application/x-openoffice-gdimetafile;windows_formatname=&quot;GDIMetaFile&quot;"/>
  <manifest:file-entry manifest:full-path="ObjectReplacements/Object 39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4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6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6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69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72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73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7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85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87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88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8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1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9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9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97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9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01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02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03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04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05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06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gr10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23.4cm" loext:decorative="false"/>
    </style:style>
    <style:style style:name="gr108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5.465cm" loext:decorative="false"/>
    </style:style>
    <style:style style:name="gr109" style:family="graphic" style:parent-style-name="標準図形スタイル_5f_1">
      <style:graphic-properties draw:stroke="solid" draw:stroke-dash="Fine_20_Dashed" svg:stroke-width="0.106cm" svg:stroke-color="#77bc65" draw:marker-start-width="0.357cm" draw:marker-end-width="0.357cm" draw:fill="solid" draw:fill-color="#77bc65" draw:textarea-vertical-align="middle" draw:auto-grow-height="false" fo:min-height="4.935cm" fo:min-width="5.083cm" fo:padding-top="0.176cm" fo:padding-bottom="0.176cm" fo:padding-left="0.301cm" fo:padding-right="0.301cm" loext:decorative="false"/>
    </style:style>
    <style:style style:name="gr110" style:family="graphic" style:parent-style-name="標準図形スタイル_5f_1">
      <style:graphic-properties draw:stroke="solid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48cm" fo:min-width="0cm" fo:padding-top="0.165cm" fo:padding-bottom="0.165cm" fo:padding-left="0.29cm" fo:padding-right="0.29cm" loext:decorative="false"/>
    </style:style>
    <style:style style:name="gr111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5cm" fo:min-width="1.385cm" fo:padding-top="0.165cm" fo:padding-bottom="0.165cm" fo:padding-left="0.29cm" fo:padding-right="0.29cm" loext:decorative="false"/>
    </style:style>
    <style:style style:name="gr112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113" style:family="graphic" style:parent-style-name="塗りつぶしなしオブジェクト_5f_1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 loext:decorative="false"/>
    </style:style>
    <style:style style:name="gr114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9cm" fo:padding-top="0.165cm" fo:padding-bottom="0.165cm" fo:padding-left="0.29cm" fo:padding-right="0.29cm" loext:decorative="false"/>
    </style:style>
    <style:style style:name="gr115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7cm" fo:padding-top="0.165cm" fo:padding-bottom="0.165cm" fo:padding-left="0.29cm" fo:padding-right="0.29cm" loext:decorative="false"/>
    </style:style>
    <style:style style:name="gr116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8cm" fo:padding-top="0.165cm" fo:padding-bottom="0.165cm" fo:padding-left="0.29cm" fo:padding-right="0.29cm" loext:decorative="false"/>
    </style:style>
    <style:style style:name="gr117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 loext:decorative="false"/>
    </style:style>
    <style:style style:name="gr118" style:family="graphic" style:parent-style-name="標準図形スタイル_5f_1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19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solid" draw:fill-color="#ffde59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0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Red_20_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1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Blue_20_-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2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1.025cm" fo:min-width="0cm" loext:decorative="false"/>
      <style:paragraph-properties style:writing-mode="lr-tb"/>
    </style:style>
    <style:style style:name="gr123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19cm" loext:decorative="false"/>
      <style:paragraph-properties style:writing-mode="lr-tb"/>
    </style:style>
    <style:style style:name="gr12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462cm" loext:decorative="false"/>
      <style:paragraph-properties style:writing-mode="lr-tb"/>
    </style:style>
    <style:style style:name="gr12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77cm" loext:decorative="false"/>
      <style:paragraph-properties style:writing-mode="lr-tb"/>
    </style:style>
    <style:style style:name="gr12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12.8cm" loext:decorative="false"/>
    </style:style>
    <style:style style:name="gr128" style:family="graphic" style:parent-style-name="標準図形スタイル_5f_1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129" style:family="graphic" style:parent-style-name="標準図形スタイル_5f_1">
      <style:graphic-properties draw:stroke="dash" draw:stroke-dash="Dot" svg:stroke-color="#000000" svg:stroke-linecap="square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30" style:family="graphic" style:parent-style-name="標準図形スタイル_5f_1">
      <style:graphic-properties draw:textarea-horizontal-align="justify" draw:textarea-vertical-align="middle" draw:auto-grow-height="false" fo:min-height="1.378cm" fo:min-width="1.128cm" style:writing-mode="lr-tb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33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5cm" loext:decorative="false"/>
    </style:style>
    <style:style style:name="gr134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2cm" loext:decorative="false"/>
      <style:paragraph-properties style:writing-mode="lr-tb"/>
    </style:style>
    <style:style style:name="gr137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491cm" loext:decorative="false"/>
    </style:style>
    <style:style style:name="gr138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465cm" loext:decorative="false"/>
    </style:style>
    <style:style style:name="gr139" style:family="graphic" style:parent-style-name="標準図形スタイル_5f_1">
      <style:graphic-properties draw:fill-color="#b4c7dc" draw:textarea-horizontal-align="justify" draw:textarea-vertical-align="middle" draw:auto-grow-height="false" fo:min-height="3.785cm" fo:min-width="5.465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4" style:family="paragraph">
      <style:paragraph-properties fo:text-align="center" style:writing-mode="lr-tb"/>
      <style:text-properties style:font-name="IPA Pゴシック" style:font-name-asian="IPA Pゴシック"/>
    </style:style>
    <style:style style:name="P25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29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30" style:family="paragraph">
      <loext:graphic-properties draw:fill-color="#ff7b59"/>
      <style:paragraph-properties fo:text-align="center" style:writing-mode="lr-tb"/>
    </style:style>
    <style:style style:name="P31" style:family="paragraph">
      <loext:graphic-properties draw:fill="none" draw:fill-color="#ffffff"/>
      <style:text-properties style:font-name="IPA Pゴシック" style:font-name-asian="IPA Pゴシック"/>
    </style:style>
    <style:style style:name="P32" style:family="paragraph">
      <loext:graphic-properties draw:fill="none" draw:fill-color="#000000"/>
      <style:paragraph-properties fo:text-align="center"/>
    </style:style>
    <style:style style:name="P33" style:family="paragraph">
      <style:paragraph-properties fo:text-align="center"/>
      <style:text-properties style:font-name="IPA Pゴシック" style:font-name-asian="IPA Pゴシック"/>
    </style:style>
    <style:style style:name="P34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35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36" style:family="paragraph">
      <loext:graphic-properties draw:fill="solid" draw:fill-color="#b2b2b2"/>
      <style:paragraph-properties fo:text-align="center"/>
    </style:style>
    <style:style style:name="P37" style:family="paragraph">
      <loext:graphic-properties draw:fill-color="#fbebab"/>
      <style:paragraph-properties fo:text-align="center"/>
    </style:style>
    <style:style style:name="P38" style:family="paragraph">
      <loext:graphic-properties draw:fill-color="#bbe33d"/>
      <style:paragraph-properties fo:text-align="center"/>
    </style:style>
    <style:style style:name="P39" style:family="paragraph">
      <loext:graphic-properties draw:fill-color="#ff6d6d"/>
      <style:paragraph-properties fo:text-align="center"/>
    </style:style>
    <style:style style:name="P40" style:family="paragraph">
      <loext:graphic-properties draw:fill-color="#00a933"/>
      <style:paragraph-properties fo:text-align="center"/>
    </style:style>
    <style:style style:name="P41" style:family="paragraph">
      <loext:graphic-properties draw:fill="solid" draw:fill-color="#00a933"/>
      <style:paragraph-properties fo:text-align="center"/>
    </style:style>
    <style:style style:name="P42" style:family="paragraph">
      <loext:graphic-properties draw:fill="solid" draw:fill-color="#77bc65"/>
      <style:paragraph-properties fo:text-align="center"/>
    </style:style>
    <style:style style:name="P43" style:family="paragraph">
      <loext:graphic-properties draw:fill="solid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solid" draw:fill-color="#ffde59"/>
      <style:paragraph-properties fo:text-align="center"/>
    </style:style>
    <style:style style:name="P46" style:family="paragraph">
      <loext:graphic-properties draw:fill="hatch" draw:fill-hatch-name="Red_20_45_20_Degrees"/>
      <style:paragraph-properties fo:text-align="center"/>
    </style:style>
    <style:style style:name="P47" style:family="paragraph">
      <loext:graphic-properties draw:fill="hatch" draw:fill-hatch-name="Blue_20_-45_20_Degrees"/>
      <style:paragraph-properties fo:text-align="center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style:paragraph-properties fo:text-align="center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1" style:family="text">
      <style:text-properties style:font-name="IPA Pゴシック" fo:font-size="26pt" style:font-name-asian="IPA Pゴシック" style:font-size-asian="26pt" style:font-size-complex="26pt"/>
    </style:style>
    <style:style style:name="T12" style:family="text">
      <style:text-properties style:font-name="IPA Pゴシック" fo:font-size="22pt" style:font-name-asian="IPA Pゴシック" style:font-size-asian="22pt" style:font-size-complex="22pt"/>
    </style:style>
    <style:style style:name="T13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6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2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4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6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2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6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2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4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6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2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7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" draw:layer="layout" svg:x1="4.394cm" svg:y1="8cm" svg:x2="8.194cm" svg:y2="8cm">
            <text:p/>
          </draw:line>
          <draw:line draw:style-name="gr48" draw:text-style-name="P3" draw:layer="layout" svg:x1="4.394cm" svg:y1="12cm" svg:x2="8.194cm" svg:y2="12cm">
            <text:p/>
          </draw:line>
          <draw:line draw:style-name="gr48" draw:text-style-name="P3" draw:layer="layout" svg:x1="10.394cm" svg:y1="12cm" svg:x2="14.194cm" svg:y2="12cm">
            <text:p/>
          </draw:line>
          <draw:line draw:style-name="gr48" draw:text-style-name="P3" draw:layer="layout" svg:x1="10.394cm" svg:y1="8cm" svg:x2="14.194cm" svg:y2="8cm">
            <text:p/>
          </draw:line>
          <draw:line draw:style-name="gr48" draw:text-style-name="P3" draw:layer="layout" svg:x1="8.194cm" svg:y1="5.4cm" svg:x2="8.194cm" svg:y2="4cm">
            <text:p/>
          </draw:line>
          <draw:line draw:style-name="gr48" draw:text-style-name="P3" draw:layer="layout" svg:x1="8.194cm" svg:y1="9.2cm" svg:x2="8.194cm" svg:y2="6.6cm">
            <text:p/>
          </draw:line>
          <draw:line draw:style-name="gr48" draw:text-style-name="P3" draw:layer="layout" svg:x1="8.194cm" svg:y1="13.4cm" svg:x2="8.194cm" svg:y2="10.8cm">
            <text:p/>
          </draw:line>
          <draw:line draw:style-name="gr48" draw:text-style-name="P3" draw:layer="layout" svg:x1="10.394cm" svg:y1="13.4cm" svg:x2="10.394cm" svg:y2="10.8cm">
            <text:p/>
          </draw:line>
          <draw:line draw:style-name="gr48" draw:text-style-name="P3" draw:layer="layout" svg:x1="10.394cm" svg:y1="9.2cm" svg:x2="10.394cm" svg:y2="6.6cm">
            <text:p/>
          </draw:line>
          <draw:line draw:style-name="gr48" draw:text-style-name="P3" draw:layer="layout" svg:x1="10.394cm" svg:y1="5.4cm" svg:x2="10.394cm" svg:y2="4cm">
            <text:p/>
          </draw:line>
          <draw:frame draw:style-name="gr4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8" draw:text-style-name="P3" draw:layer="layout" svg:x1="8.194cm" svg:y1="16cm" svg:x2="8.194cm" svg:y2="14.6cm">
            <text:p/>
          </draw:line>
          <draw:line draw:style-name="gr48" draw:text-style-name="P3" draw:layer="layout" svg:x1="10.394cm" svg:y1="16cm" svg:x2="10.394cm" svg:y2="14.6cm">
            <text:p/>
          </draw:line>
          <draw:custom-shape draw:style-name="gr50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982cm" svg:y1="5.047cm" svg:x2="6.512cm" svg:y2="5.329cm">
            <text:p/>
          </draw:line>
          <draw:custom-shape draw:style-name="gr5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94cm" svg:y1="6.2cm" svg:x2="7.994cm" svg:y2="6.2cm">
            <text:p/>
          </draw:line>
          <draw:custom-shape draw:style-name="gr5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844cm" svg:y1="5.194cm" svg:x2="11.319cm" svg:y2="5.485cm">
            <text:p/>
          </draw:line>
          <draw:custom-shape draw:style-name="gr5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566cm" svg:y1="6.328cm" svg:x2="10.995cm" svg:y2="6.143cm">
            <text:p/>
          </draw:line>
          <draw:custom-shape draw:style-name="gr5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798cm" svg:y1="9.626cm" svg:x2="11.218cm" svg:y2="9.781cm">
            <text:p/>
          </draw:line>
          <draw:custom-shape draw:style-name="gr5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6.785cm" svg:y1="9.441cm" svg:x2="7.333cm" svg:y2="9.685cm">
            <text:p/>
          </draw:line>
          <draw:custom-shape draw:style-name="gr5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72cm" svg:y1="10.553cm" svg:x2="7.916cm" svg:y2="10.299cm">
            <text:p/>
          </draw:line>
          <draw:custom-shape draw:style-name="gr5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587cm" svg:y1="12.845cm" svg:x2="6.112cm" svg:y2="13.136cm">
            <text:p/>
          </draw:line>
          <draw:custom-shape draw:style-name="gr5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994cm" svg:y1="13.8cm" svg:x2="11.394cm" svg:y2="13.8cm">
            <text:p/>
          </draw:line>
          <draw:custom-shape draw:style-name="gr5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9.494cm" svg:y1="7.9cm" svg:x2="9.494cm" svg:y2="8.5cm">
            <text:p/>
          </draw:line>
        </draw:g>
        <draw:frame draw:style-name="gr5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5" draw:text-style-name="P3" draw:layer="layout" svg:x1="18.702cm" svg:y1="13.861cm" svg:x2="27.803cm" svg:y2="13.861cm">
            <text:p/>
          </draw:line>
          <draw:line draw:style-name="gr55" draw:text-style-name="P3" draw:layer="layout" svg:x1="18.701cm" svg:y1="9.861cm" svg:x2="27.802cm" svg:y2="9.861cm">
            <text:p/>
          </draw:line>
          <draw:line draw:style-name="gr55" draw:text-style-name="P3" draw:layer="layout" svg:x1="18.7cm" svg:y1="5.861cm" svg:x2="27.801cm" svg:y2="5.861cm">
            <text:p/>
          </draw:line>
          <draw:line draw:style-name="gr55" draw:text-style-name="P3" draw:layer="layout" svg:x1="23.232cm" svg:y1="15.6cm" svg:x2="23.232cm" svg:y2="6.262cm">
            <text:p/>
          </draw:line>
          <draw:frame draw:style-name="gr4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0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8" draw:text-style-name="P3" draw:layer="layout" svg:x1="21.339cm" svg:y1="9.384cm" svg:x2="21.345cm" svg:y2="10.184cm">
              <text:p/>
            </draw:line>
            <draw:custom-shape draw:style-name="gr5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1.939cm" svg:y1="9.384cm" svg:x2="21.945cm" svg:y2="10.184cm">
              <text:p/>
            </draw:line>
            <draw:custom-shape draw:style-name="gr5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4.939cm" svg:y1="9.436cm" svg:x2="24.945cm" svg:y2="10.236cm">
            <text:p/>
          </draw:line>
          <draw:custom-shape draw:style-name="gr5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4.939cm" svg:y1="5.338cm" svg:x2="24.945cm" svg:y2="6.138cm">
              <text:p/>
            </draw:line>
            <draw:custom-shape draw:style-name="gr5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5.939cm" svg:y1="5.338cm" svg:x2="25.945cm" svg:y2="6.138cm">
              <text:p/>
            </draw:line>
            <draw:custom-shape draw:style-name="gr5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1.239cm" svg:y1="5.34cm" svg:x2="21.245cm" svg:y2="6.14cm">
              <text:p/>
            </draw:line>
            <draw:custom-shape draw:style-name="gr5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0.239cm" svg:y1="5.34cm" svg:x2="20.245cm" svg:y2="6.14cm">
              <text:p/>
            </draw:line>
            <draw:custom-shape draw:style-name="gr5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19.739cm" svg:y1="13.452cm" svg:x2="19.745cm" svg:y2="14.252cm">
              <text:p/>
            </draw:line>
            <draw:custom-shape draw:style-name="gr5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5.639cm" svg:y1="13.404cm" svg:x2="25.645cm" svg:y2="14.204cm">
            <text:p/>
          </draw:line>
          <draw:custom-shape draw:style-name="gr5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26.197cm" svg:y1="6.4cm" svg:x2="24.382cm" svg:y2="6.4cm">
            <text:p/>
          </draw:line>
          <draw:line draw:style-name="gr58" draw:text-style-name="P3" draw:layer="layout" svg:x1="26.206cm" svg:y1="14.401cm" svg:x2="24.391cm" svg:y2="14.401cm">
            <text:p/>
          </draw:line>
          <draw:line draw:style-name="gr58" draw:text-style-name="P3" draw:layer="layout" svg:x1="26.215cm" svg:y1="10.502cm" svg:x2="24.4cm" svg:y2="10.502cm">
            <text:p/>
          </draw:line>
          <draw:line draw:style-name="gr58" draw:text-style-name="P3" draw:layer="layout" svg:x1="20.099cm" svg:y1="14.402cm" svg:x2="21.914cm" svg:y2="14.402cm">
            <text:p/>
          </draw:line>
          <draw:line draw:style-name="gr58" draw:text-style-name="P3" draw:layer="layout" svg:x1="20.091cm" svg:y1="10.403cm" svg:x2="21.906cm" svg:y2="10.403cm">
            <text:p/>
          </draw:line>
          <draw:line draw:style-name="gr58" draw:text-style-name="P3" draw:layer="layout" svg:x1="20.083cm" svg:y1="6.404cm" svg:x2="21.898cm" svg:y2="6.404cm">
            <text:p/>
          </draw:line>
        </draw:g>
        <draw:custom-shape draw:style-name="gr5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60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8" draw:text-style-name="P3" draw:layer="layout" svg:x1="25.639cm" svg:y1="3.206cm" svg:x2="25.645cm" svg:y2="3.8cm">
            <text:p/>
          </draw:line>
          <draw:custom-shape draw:style-name="gr5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1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6.1cm" svg:y1="11.6cm" svg:x2="16.1cm" svg:y2="30cm">
          <text:p/>
        </draw:line>
        <draw:line draw:style-name="gr48" draw:text-style-name="P3" draw:layer="layout" svg:x1="16.056cm" svg:y1="30.2cm" svg:x2="16.056cm" svg:y2="33.8cm">
          <text:p/>
        </draw:line>
        <draw:line draw:style-name="gr48" draw:text-style-name="P3" draw:layer="layout" svg:x1="16.056cm" svg:y1="8.2cm" svg:x2="16.056cm" svg:y2="11.8cm">
          <text:p/>
        </draw:line>
        <draw:polygon draw:style-name="gr62" draw:text-style-name="P23" draw:layer="layout" svg:width="9.006cm" svg:height="1.399cm" svg:x="11.553cm" svg:y="11.25cm" svg:viewBox="0 0 9007 1400" draw:points="2252,0 6754,0 9007,700 9007,1400 0,1400 0,700">
          <text:p text:style-name="P2"><text:span text:style-name="T7">タイムステップ</text:span></text:p>
        </draw:polygon>
        <draw:custom-shape draw:style-name="gr63" draw:text-style-name="P25" draw:layer="layout" svg:width="4.94cm" svg:height="1.431cm" svg:x="13.586cm" svg:y="6.7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8.9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3.586cm" svg:y="33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31.0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11.407cm" svg:y="18.7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11.553cm" svg:y="13.76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11.407cm" svg:y="21.4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11.4cm" svg:y="24.1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11.4cm" svg:y="16.4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8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9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4cm" svg:y="12.3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6cm" svg:y1="10cm" svg:x2="9.2cm" svg:y2="10.8cm">
          <text:p/>
        </draw:line>
        <draw:custom-shape draw:style-name="gr73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4cm" svg:y1="11.2cm" svg:x2="13cm" svg:y2="12cm">
          <text:p/>
        </draw:line>
        <draw:custom-shape draw:style-name="gr74" draw:text-style-name="P19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4cm" svg:y1="10cm" svg:x2="15.6cm" svg:y2="10.8cm">
          <text:p/>
        </draw:line>
        <draw:custom-shape draw:style-name="gr74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6cm" svg:y1="14.8cm" svg:x2="11.389cm" svg:y2="14.8cm">
          <text:p/>
        </draw:line>
        <draw:custom-shape draw:style-name="gr75" draw:text-style-name="P30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cm" svg:y1="14.4cm" svg:x2="15.089cm" svg:y2="14.4cm">
          <text:p/>
        </draw:line>
        <draw:custom-shape draw:style-name="gr75" draw:text-style-name="P30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426cm" svg:y1="18.2cm" svg:x2="14.599cm" svg:y2="16.85cm">
          <text:p/>
        </draw:line>
        <draw:custom-shape draw:style-name="gr74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226cm" svg:y1="17.6cm" svg:x2="18.399cm" svg:y2="16.25cm">
          <text:p/>
        </draw:line>
        <draw:custom-shape draw:style-name="gr73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3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66cm" svg:y="11.202cm">
            <draw:text-box>
              <text:p><text:span text:style-name="T11">スレッド</text:span><text:span text:style-name="T11">1</text:span></text:p>
            </draw:text-box>
          </draw:frame>
        </draw:g>
        <draw:g draw:style-name="gr2">
          <draw:custom-shape draw:style-name="gr75" draw:text-style-name="P30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26cm" svg:y="13.753cm">
            <draw:text-box>
              <text:p><text:span text:style-name="T11">スレッド</text:span><text:span text:style-name="T11">2</text:span></text:p>
            </draw:text-box>
          </draw:frame>
        </draw:g>
        <draw:g draw:style-name="gr2">
          <draw:custom-shape draw:style-name="gr74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486cm" svg:y="16.304cm">
            <draw:text-box>
              <text:p><text:span text:style-name="T11">スレッド</text:span><text:span text:style-name="T11">3</text:span></text:p>
            </draw:text-box>
          </draw:frame>
        </draw:g>
        <draw:custom-shape draw:style-name="gr77" draw:text-style-name="P32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cm" svg:y="9.2cm">
          <text:p text:style-name="P33"><text:span text:style-name="T12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76cm" svg:y="28.0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56cm" svg:y1="25.2cm" svg:x2="9.16cm" svg:y2="26cm">
          <text:p/>
        </draw:line>
        <draw:custom-shape draw:style-name="gr79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36cm" svg:y1="26.4cm" svg:x2="12.96cm" svg:y2="27.2cm">
          <text:p/>
        </draw:line>
        <draw:custom-shape draw:style-name="gr79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96cm" svg:y1="25.2cm" svg:x2="15.56cm" svg:y2="26cm">
          <text:p/>
        </draw:line>
        <draw:custom-shape draw:style-name="gr74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56cm" svg:y1="30cm" svg:x2="11.349cm" svg:y2="30cm">
          <text:p/>
        </draw:line>
        <draw:custom-shape draw:style-name="gr75" draw:text-style-name="P30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26cm" svg:y1="29.6cm" svg:x2="15.049cm" svg:y2="29.6cm">
          <text:p/>
        </draw:line>
        <draw:custom-shape draw:style-name="gr73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86cm" svg:y1="33.4cm" svg:x2="14.559cm" svg:y2="32.05cm">
          <text:p/>
        </draw:line>
        <draw:custom-shape draw:style-name="gr73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186cm" svg:y1="32.8cm" svg:x2="18.359cm" svg:y2="31.45cm">
          <text:p/>
        </draw:line>
        <draw:custom-shape draw:style-name="gr73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3" draw:layer="layout" svg:x1="6.06cm" svg:y1="29.1cm" svg:x2="19.46cm" svg:y2="29.1cm">
          <text:p/>
        </draw:line>
        <draw:line draw:style-name="gr80" draw:text-style-name="P3" draw:layer="layout" svg:x1="13.06cm" svg:y1="23.2cm" svg:x2="13.06cm" svg:y2="35.2cm">
          <text:p/>
        </draw:line>
        <draw:frame draw:style-name="gr81" draw:text-style-name="P35" draw:layer="layout" svg:width="2.064cm" svg:height="1.098cm" svg:x="6cm" svg:y="28cm">
          <draw:text-box>
            <text:p><text:span text:style-name="T13">PE1</text:span></text:p>
          </draw:text-box>
        </draw:frame>
        <draw:frame draw:style-name="gr81" draw:text-style-name="P35" draw:layer="layout" svg:width="2.064cm" svg:height="1.098cm" svg:x="6.001cm" svg:y="34cm">
          <draw:text-box>
            <text:p><text:span text:style-name="T13">PE2</text:span></text:p>
          </draw:text-box>
        </draw:frame>
        <draw:frame draw:style-name="gr81" draw:text-style-name="P35" draw:layer="layout" svg:width="2.064cm" svg:height="1.098cm" svg:x="17.902cm" svg:y="34.1cm">
          <draw:text-box>
            <text:p><text:span text:style-name="T13">PE4</text:span></text:p>
          </draw:text-box>
        </draw:frame>
        <draw:frame draw:style-name="gr81" draw:text-style-name="P35" draw:layer="layout" svg:width="2.064cm" svg:height="1.098cm" svg:x="17.903cm" svg:y="28cm">
          <draw:text-box>
            <text:p><text:span text:style-name="T13">PE3</text:span></text:p>
          </draw:text-box>
        </draw:frame>
        <draw:custom-shape draw:style-name="gr82" draw:text-style-name="P32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01cm" svg:y="23.414cm">
          <text:p text:style-name="P33"><text:span text:style-name="T12">担当する</text:span><text:span text:style-name="T12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79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67cm" svg:y="25.416cm">
            <draw:text-box>
              <text:p><text:span text:style-name="T11">PE1</text:span></text:p>
            </draw:text-box>
          </draw:frame>
        </draw:g>
        <draw:g draw:style-name="gr2">
          <draw:custom-shape draw:style-name="gr75" draw:text-style-name="P30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27cm" svg:y="27.884cm">
            <draw:text-box>
              <text:p><text:span text:style-name="T11">PE2</text:span></text:p>
            </draw:text-box>
          </draw:frame>
        </draw:g>
        <draw:g draw:style-name="gr2">
          <draw:custom-shape draw:style-name="gr74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29.987cm" svg:y="30.351cm">
            <draw:text-box>
              <text:p><text:span text:style-name="T11">PE3</text:span></text:p>
            </draw:text-box>
          </draw:frame>
        </draw:g>
        <draw:g draw:style-name="gr8">
          <draw:frame draw:style-name="gr83" draw:text-style-name="P31" draw:layer="layout" svg:width="2.2cm" svg:height="1.17cm" svg:x="30.047cm" svg:y="32.819cm">
            <draw:text-box>
              <text:p><text:span text:style-name="T11">PE4</text:span></text:p>
            </draw:text-box>
          </draw:frame>
        </draw:g>
        <draw:custom-shape draw:style-name="gr73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custom-shape draw:style-name="gr84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85" draw:text-style-name="P36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86" draw:text-style-name="P37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38" draw:layer="layout" svg:width="7.199cm" svg:height="7.999cm" svg:x="8cm" svg:y="11cm" svg:viewBox="0 0 7200 8000" draw:points="800,8000 0,0 6800,0 7200,8000">
            <text:p/>
          </draw:polygon>
          <draw:custom-shape draw:style-name="gr88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0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91" draw:text-style-name="P3" draw:layer="layout" svg:x1="0.8cm" svg:y1="20.1cm" svg:x2="28.4cm" svg:y2="20.1cm">
            <text:p/>
          </draw:line>
          <draw:line draw:style-name="gr91" draw:text-style-name="P3" draw:layer="layout" svg:x1="16.1cm" svg:y1="19.4cm" svg:x2="15.7cm" svg:y2="11.4cm">
            <text:p/>
          </draw:line>
          <draw:line draw:style-name="gr91" draw:text-style-name="P3" draw:layer="layout" svg:x1="8cm" svg:y1="19.2cm" svg:x2="7.2cm" svg:y2="11.4cm">
            <text:p/>
          </draw:line>
          <draw:line draw:style-name="gr91" draw:text-style-name="P3" draw:layer="layout" svg:x1="24.8cm" svg:y1="25.8cm" svg:x2="24.6cm" svg:y2="21cm">
            <text:p/>
          </draw:line>
          <draw:line draw:style-name="gr91" draw:text-style-name="P3" draw:layer="layout" svg:x1="6.4cm" svg:y1="14.2cm" svg:x2="1.596cm" svg:y2="14.2cm">
            <text:p/>
          </draw:line>
        </draw:g>
        <draw:g draw:style-name="gr2">
          <draw:line draw:style-name="gr92" draw:text-style-name="P3" draw:layer="layout" svg:x1="40.093cm" svg:y1="14.202cm" svg:x2="40.093cm" svg:y2="18.398cm">
            <text:p/>
          </draw:line>
          <draw:line draw:style-name="gr92" draw:text-style-name="P3" draw:layer="layout" svg:x1="40.093cm" svg:y1="14.202cm" svg:x2="40.093cm" svg:y2="18.398cm">
            <text:p/>
          </draw:line>
          <draw:custom-shape draw:style-name="gr93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45.093cm" svg:y1="10.202cm" svg:x2="46.093cm" svg:y2="18.201cm">
            <text:p/>
          </draw:line>
          <draw:line draw:style-name="gr92" draw:text-style-name="P3" draw:layer="layout" svg:x1="54.093cm" svg:y1="20.202cm" svg:x2="54.093cm" svg:y2="24.398cm">
            <text:p/>
          </draw:line>
          <draw:line draw:style-name="gr92" draw:text-style-name="P3" draw:layer="layout" svg:x1="41.095cm" svg:y1="19.198cm" svg:x2="56.095cm" svg:y2="18.998cm">
            <text:p/>
          </draw:line>
          <draw:custom-shape draw:style-name="gr93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9.693cm" svg:y1="10.102cm" svg:x2="40.093cm" svg:y2="12.202cm">
            <text:p/>
          </draw:line>
          <draw:line draw:style-name="gr92" draw:text-style-name="P3" draw:layer="layout" svg:x1="36.693cm" svg:y1="13.198cm" svg:x2="39.097cm" svg:y2="13.198cm">
            <text:p/>
          </draw:line>
          <draw:custom-shape draw:style-name="gr93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6.694cm" svg:y1="19.199cm" svg:x2="39.098cm" svg:y2="19.199cm">
            <text:p/>
          </draw:line>
        </draw:g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g draw:style-name="gr2">
          <draw:custom-shape draw:style-name="gr96" draw:text-style-name="P37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1" draw:text-style-name="P3" draw:layer="layout" svg:x1="16.1cm" svg:y1="19.4cm" svg:x2="15.7cm" svg:y2="11.4cm">
          <text:p/>
        </draw:line>
        <draw:line draw:style-name="gr92" draw:text-style-name="P3" draw:layer="layout" svg:x1="40.093cm" svg:y1="14.202cm" svg:x2="40.093cm" svg:y2="18.398cm">
          <text:p/>
        </draw:line>
        <draw:line draw:style-name="gr92" draw:text-style-name="P3" draw:layer="layout" svg:x1="40.093cm" svg:y1="14.202cm" svg:x2="40.093cm" svg:y2="18.398cm">
          <text:p/>
        </draw:line>
        <draw:custom-shape draw:style-name="gr93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3" draw:layer="layout" svg:x1="47.8cm" svg:y1="13.8cm" svg:x2="48.2cm" svg:y2="18.2cm">
          <text:p/>
        </draw:line>
        <draw:line draw:style-name="gr92" draw:text-style-name="P3" draw:layer="layout" svg:x1="54.093cm" svg:y1="20.202cm" svg:x2="54.093cm" svg:y2="24.398cm">
          <text:p/>
        </draw:line>
        <draw:line draw:style-name="gr92" draw:text-style-name="P3" draw:layer="layout" svg:x1="41.095cm" svg:y1="19.198cm" svg:x2="47.4cm" svg:y2="19.198cm">
          <text:p/>
        </draw:line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draw:g draw:style-name="gr2" xml:id="id1" draw:id="id1">
          <draw:custom-shape draw:style-name="gr98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6.635cm" svg:y="1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101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2.636cm" svg:y="25.973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101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9.637cm" svg:y="15.94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101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25.637cm" svg:y="25.92cm">
          <draw:text-box>
            <text:p><text:span text:style-name="T15">都市</text:span><text:span text:style-name="T15">A</text:span></text:p>
          </draw:text-box>
        </draw:frame>
        <draw:connector draw:style-name="gr102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103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104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105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106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107" draw:text-style-name="P1" draw:layer="layout" svg:width="23.9cm" svg:height="12cm" svg:x="2.6cm" svg:y="13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6.335cm" svg:y="16.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4.902cm 19.3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8.4cm" svg:y="1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6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4cm" svg:y="20.2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0.1cm" svg:y="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2" draw:text-style-name="P2" draw:layer="layout" svg:width="0.95cm" svg:height="1.1cm" svg:x="3.298cm" svg:y="19.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ath draw:style-name="gr113" draw:text-style-name="P43" draw:layer="layout" svg:width="0.518cm" svg:height="0.37cm" draw:transform="rotate (-3.10214821249472) translate (4.9145898521456cm 24.1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6.2980881872718cm 24.190161339945cm)" svg:viewBox="0 0 519 371" svg:d="M519 370c-599 24-515-370-515-370">
          <text:p/>
        </draw:path>
        <draw:frame draw:style-name="gr112" draw:text-style-name="P2" draw:layer="layout" svg:width="0.92cm" svg:height="1cm" svg:x="4.9cm" svg:y="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11" draw:text-style-name="P20" draw:layer="layout" svg:width="1.965cm" svg:height="1.965cm" svg:x="12.334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4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9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8cm" svg:y="20.2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14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14.2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22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22.2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3.198cm" svg:y="17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7" draw:text-style-name="P21" draw:layer="layout" svg:width="2.88cm" svg:height="1cm" svg:x="12.52cm" svg:y="1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7" draw:text-style-name="P21" draw:layer="layout" svg:width="2.73cm" svg:height="1cm" svg:x="6.8cm" svg:y="1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2" draw:text-style-name="P2" draw:layer="layout" svg:width="0.92cm" svg:height="1.1cm" svg:x="8cm" svg:y="2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118" draw:text-style-name="P44" draw:layer="layout" svg:width="0.199cm" svg:height="0.199cm" svg:x="11.301cm" svg:y="1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7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6.5cm" svg:y="17.9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6.5cm" svg:y="19.4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6.5cm" svg:y="21.0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18.524cm" svg:y="17.6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18.525cm" svg:y="19.1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18.526cm" svg:y="20.7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8.3cm" svg:y="18.76cm">
          <draw:text-box>
            <text:p><text:span text:style-name="T17">４</text:span></text:p>
          </draw:text-box>
        </draw:frame>
        <draw:frame draw:style-name="gr126" draw:text-style-name="P9" draw:layer="layout" svg:width="3.677cm" svg:height="1.521cm" svg:x="3.8cm" svg:y="12.479cm">
          <draw:text-box>
            <text:p>オリジナル</text:p>
            <text:p/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27" draw:text-style-name="P1" draw:layer="layout" svg:width="13.3cm" svg:height="12cm" svg:x="-15.4cm" svg:y="13.8cm">
          <text:p/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2.8cm" svg:height="1.597cm" svg:x="1.7cm" svg:y="3.4cm">
          <draw:text-box>
            <text:p>修正後</text:p>
            <text:p/>
          </draw:text-box>
        </draw:frame>
        <draw:frame draw:style-name="gr129" draw:text-style-name="P9" draw:layer="layout" svg:width="0.934cm" svg:height="0.886cm" svg:x="-7.7cm" svg:y="9.9cm">
          <draw:text-box>
            <text:p>４</text:p>
          </draw:text-box>
        </draw:frame>
        <draw:custom-shape draw:style-name="gr130" draw:text-style-name="P49" draw:layer="layout" svg:width="2.3cm" svg:height="2.3cm" svg:x="-10.4cm" svg:y="11.2cm">
          <text:p text:style-name="P2">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draw:layer="layout" svg:width="23.9cm" svg:height="12cm" svg:x="4.7cm" svg:y="23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25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28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2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29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33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2" draw:text-style-name="P2" draw:layer="layout" svg:width="0.95cm" svg:height="1.1cm" svg:x="5.398cm" svg:y="29.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33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33.590161339945cm)" svg:viewBox="0 0 519 371" svg:d="M519 370c-599 24-515-370-515-370">
          <text:p/>
        </draw:path>
        <draw:frame draw:style-name="gr112" draw:text-style-name="P2" draw:layer="layout" svg:width="0.92cm" svg:height="1cm" svg:x="7cm" svg:y="32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11" draw:text-style-name="P20" draw:layer="layout" svg:width="1.965cm" svg:height="1.965cm" svg:x="14.434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29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23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23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31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31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27.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7" draw:text-style-name="P21" draw:layer="layout" svg:width="2.88cm" svg:height="1cm" svg:x="14.52cm" svg:y="2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7" draw:text-style-name="P21" draw:layer="layout" svg:width="2.73cm" svg:height="1cm" svg:x="8.9cm" svg:y="24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2" draw:text-style-name="P2" draw:layer="layout" svg:width="0.92cm" svg:height="1.1cm" svg:x="10.1cm" svg:y="33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18" draw:text-style-name="P44" draw:layer="layout" svg:width="0.199cm" svg:height="0.199cm" svg:x="13.401cm" svg:y="2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27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28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30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27.0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28.5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30.1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28.16cm">
          <draw:text-box>
            <text:p><text:span text:style-name="T17">４</text:span></text:p>
          </draw:text-box>
        </draw:frame>
        <draw:frame draw:style-name="gr131" draw:text-style-name="P9" draw:layer="layout" svg:width="3.677cm" svg:height="0.886cm" svg:x="5.4cm" svg:y="4.8cm">
          <draw:text-box>
            <text:p>パターン１</text:p>
          </draw:text-box>
        </draw:frame>
        <draw:custom-shape draw:style-name="gr107" draw:text-style-name="P1" draw:layer="layout" svg:width="23.9cm" svg:height="12cm" svg:x="4.7cm" svg:y="40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42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45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4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46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50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2" draw:text-style-name="P2" draw:layer="layout" svg:width="0.95cm" svg:height="1.1cm" svg:x="5.398cm" svg:y="46.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50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50.590161339945cm)" svg:viewBox="0 0 519 371" svg:d="M519 370c-599 24-515-370-515-370">
          <text:p/>
        </draw:path>
        <draw:frame draw:style-name="gr112" draw:text-style-name="P2" draw:layer="layout" svg:width="0.92cm" svg:height="1cm" svg:x="7cm" svg:y="49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11" draw:text-style-name="P20" draw:layer="layout" svg:width="1.965cm" svg:height="1.965cm" svg:x="14.434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46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0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0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8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8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44.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7" draw:text-style-name="P21" draw:layer="layout" svg:width="2.88cm" svg:height="1cm" svg:x="14.62cm" svg:y="45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7" draw:text-style-name="P21" draw:layer="layout" svg:width="2.73cm" svg:height="1cm" svg:x="8.9cm" svg:y="4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2" draw:text-style-name="P2" draw:layer="layout" svg:width="0.92cm" svg:height="1.1cm" svg:x="10.1cm" svg:y="50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18" draw:text-style-name="P44" draw:layer="layout" svg:width="0.199cm" svg:height="0.199cm" svg:x="13.401cm" svg:y="4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44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45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47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44.0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45.5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47.1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45.16cm">
          <draw:text-box>
            <text:p><text:span text:style-name="T17">４</text:span></text:p>
          </draw:text-box>
        </draw:frame>
        <draw:frame draw:style-name="gr132" draw:text-style-name="P9" draw:layer="layout" svg:width="3.393cm" svg:height="0.962cm" svg:x="19.2cm" svg:y="5cm">
          <draw:text-box>
            <text:p>パターン2</text:p>
          </draw:text-box>
        </draw:frame>
        <draw:g draw:style-name="gr2">
          <draw:custom-shape draw:style-name="gr133" draw:text-style-name="P7" draw:layer="layout" svg:width="4cm" svg:height="6cm" svg:x="22.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19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22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20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22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23.2cm" svg:y1="11.635cm" svg:x2="23.9cm" svg:y2="10.935cm">
            <text:p/>
          </draw:line>
          <draw:frame draw:style-name="gr117" draw:text-style-name="P21" draw:layer="layout" svg:width="2.549cm" svg:height="1cm" svg:x="23.985cm" svg:y="11.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135" draw:text-style-name="P9" draw:layer="layout" svg:width="6.357cm" svg:height="0.962cm" svg:x="30.6cm" svg:y="5.4cm">
          <draw:text-box>
            <text:p>パターン3(はみ出る)</text:p>
          </draw:text-box>
        </draw:frame>
        <draw:g draw:style-name="gr2">
          <draw:custom-shape draw:style-name="gr108" draw:text-style-name="P7" draw:layer="layout" svg:width="5.965cm" svg:height="6cm" svg:x="32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31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34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3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34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35.2cm" svg:y1="11.635cm" svg:x2="35.9cm" svg:y2="10.935cm">
            <text:p/>
          </draw:line>
          <draw:frame draw:style-name="gr117" draw:text-style-name="P21" draw:layer="layout" svg:width="2.88cm" svg:height="1cm" svg:x="38.62cm" svg:y="11.5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17" draw:text-style-name="P21" draw:layer="layout" svg:width="2.73cm" svg:height="1cm" svg:x="33cm" svg:y="7.7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18" draw:text-style-name="P44" draw:layer="layout" svg:width="0.199cm" svg:height="0.199cm" svg:x="37.501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34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6" draw:text-style-name="P9" draw:layer="layout" svg:width="6.992cm" svg:height="0.962cm" svg:x="30.58cm" svg:y="18.421cm">
          <draw:text-box>
            <text:p>パターン3(はみでない)</text:p>
          </draw:text-box>
        </draw:frame>
        <draw:g draw:style-name="gr2">
          <draw:custom-shape draw:style-name="gr137" draw:text-style-name="P7" draw:layer="layout" svg:width="3.991cm" svg:height="6cm" svg:x="34.489cm" svg:y="21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31.209cm 23.95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1" draw:text-style-name="P20" draw:layer="layout" svg:width="1.965cm" svg:height="1.965cm" svg:x="32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2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9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8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27.941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43" draw:layer="layout" svg:x1="35.18cm" svg:y1="24.656cm" svg:x2="35.88cm" svg:y2="23.956cm">
            <text:p/>
          </draw:line>
          <draw:frame draw:style-name="gr117" draw:text-style-name="P21" draw:layer="layout" svg:width="2.88cm" svg:height="1cm" svg:x="38.6cm" svg:y="24.5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17" draw:text-style-name="P21" draw:layer="layout" svg:width="2.73cm" svg:height="1cm" svg:x="32.98cm" svg:y="20.72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37.203cm 26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34.793cm 22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1" draw:layer="layout" svg:width="0.747cm" svg:height="0.816cm" draw:transform="rotate (-0.296705972839037) translate (34.728cm 24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5" draw:text-style-name="P9" draw:layer="layout" svg:width="6.357cm" svg:height="0.962cm" svg:x="42.58cm" svg:y="5.421cm">
          <draw:text-box>
            <text:p>パターン4(はみ出る)</text:p>
          </draw:text-box>
        </draw:frame>
        <draw:g draw:style-name="gr2">
          <draw:custom-shape draw:style-name="gr108" draw:text-style-name="P7" draw:layer="layout" svg:width="5.965cm" svg:height="6cm" svg:x="44.515cm" svg:y="8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43.082cm 12.09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46.58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44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6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4.941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46.48cm" svg:y="11.481cm">
            <draw:text-box>
              <text:p><text:span text:style-name="T17">４</text:span></text:p>
            </draw:text-box>
          </draw:frame>
          <draw:line draw:style-name="gr134" draw:text-style-name="P43" draw:layer="layout" svg:x1="47.18cm" svg:y1="11.656cm" svg:x2="47.88cm" svg:y2="10.956cm">
            <text:p/>
          </draw:line>
          <draw:frame draw:style-name="gr117" draw:text-style-name="P21" draw:layer="layout" svg:width="2.88cm" svg:height="1cm" svg:x="50.6cm" svg:y="11.5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7" draw:text-style-name="P21" draw:layer="layout" svg:width="2.73cm" svg:height="1cm" svg:x="44.98cm" svg:y="7.72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118" draw:text-style-name="P44" draw:layer="layout" svg:width="0.199cm" svg:height="0.199cm" svg:x="49.481cm" svg:y="12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45.98cm" svg:y="9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1" draw:layer="layout" svg:width="3.022cm" svg:height="1cm" svg:x="43.8cm" svg:y="12.522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frame draw:style-name="gr136" draw:text-style-name="P9" draw:layer="layout" svg:width="6.992cm" svg:height="0.962cm" svg:x="42.58cm" svg:y="18.442cm">
          <draw:text-box>
            <text:p>パターン4(はみでない)</text:p>
          </draw:text-box>
        </draw:frame>
        <draw:g draw:style-name="gr2">
          <draw:custom-shape draw:style-name="gr138" draw:text-style-name="P7" draw:layer="layout" svg:width="3.965cm" svg:height="6cm" svg:x="46.515cm" svg:y="21.942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rotate (0.261799387799149) translate (43.531cm 23.159cm)">
            <text:p/>
            <draw:enhanced-geometry draw:mirror-horizontal="false" draw:mirror-vertical="false"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draw:transform="rotate (-0.523598775598299) translate (46.857cm 24.3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44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3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27.962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43" draw:layer="layout" svg:x1="47.3cm" svg:y1="24.826cm" svg:x2="48.256cm" svg:y2="24.57cm">
            <text:p/>
          </draw:line>
          <draw:frame draw:style-name="gr117" draw:text-style-name="P21" draw:layer="layout" svg:width="2.73cm" svg:height="1cm" svg:x="44.98cm" svg:y="20.743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custom-shape draw:style-name="gr118" draw:text-style-name="P44" draw:layer="layout" svg:width="0.199cm" svg:height="0.199cm" draw:transform="rotate (-0.523598775598299) translate (48.859cm 26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523598775598299) translate (47.428cm 22.2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1" draw:layer="layout" svg:width="3.022cm" svg:height="1cm" svg:x="43.8cm" svg:y="25.543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117" draw:text-style-name="P21" draw:layer="layout" svg:width="2.88cm" svg:height="1cm" svg:x="49.2cm" svg:y="26.94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2">
          <draw:custom-shape draw:style-name="gr139" draw:text-style-name="P7" draw:layer="layout" svg:width="5.965cm" svg:height="4.035cm" svg:x="58.435cm" svg:y="8.98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57.002cm 12.15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11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13.0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16.7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112" draw:text-style-name="P2" draw:layer="layout" svg:width="0.95cm" svg:height="1.1cm" svg:x="55.398cm" svg:y="12.4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16.94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16.970161339945cm)" svg:viewBox="0 0 519 371" svg:d="M519 370c-599 24-515-370-515-370">
            <text:p/>
          </draw:path>
          <draw:frame draw:style-name="gr112" draw:text-style-name="P2" draw:layer="layout" svg:width="0.92cm" svg:height="1cm" svg:x="57cm" svg:y="15.7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custom-shape draw:style-name="gr111" draw:text-style-name="P20" draw:layer="layout" svg:width="1.965cm" svg:height="1.965cm" svg:x="64.434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7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5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10.48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117" draw:text-style-name="P21" draw:layer="layout" svg:width="2.88cm" svg:height="1cm" svg:x="64.52cm" svg:y="11.5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117" draw:text-style-name="P21" draw:layer="layout" svg:width="2.73cm" svg:height="1cm" svg:x="58.9cm" svg:y="7.78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112" draw:text-style-name="P2" draw:layer="layout" svg:width="0.92cm" svg:height="1.1cm" svg:x="60.1cm" svg:y="16.7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custom-shape draw:style-name="gr118" draw:text-style-name="P44" draw:layer="layout" svg:width="0.199cm" svg:height="0.199cm" svg:x="63.401cm" svg:y="12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59.9cm" svg:y="9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5" draw:text-style-name="P9" draw:layer="layout" svg:width="0.934cm" svg:height="0.886cm" svg:x="60.4cm" svg:y="11.54cm">
            <draw:text-box>
              <text:p><text:span text:style-name="T17">４</text:span></text:p>
            </draw:text-box>
          </draw:frame>
        </draw:g>
        <draw:g draw:style-name="gr2">
          <draw:custom-shape draw:style-name="gr138" draw:text-style-name="P7" draw:layer="layout" svg:width="3.965cm" svg:height="6cm" svg:x="60.435cm" svg:y="21.9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57.13cm 23.994cm)">
            <text:p/>
            <draw:enhanced-geometry draw:mirror-horizontal="false" draw:mirror-vertical="false"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2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25.99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29.7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112" draw:text-style-name="P2" draw:layer="layout" svg:width="0.95cm" svg:height="1.1cm" svg:x="55.398cm" svg:y="25.46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29.92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29.950161339945cm)" svg:viewBox="0 0 519 371" svg:d="M519 370c-599 24-515-370-515-370">
            <text:p/>
          </draw:path>
          <draw:frame draw:style-name="gr112" draw:text-style-name="P2" draw:layer="layout" svg:width="0.92cm" svg:height="1cm" svg:x="57cm" svg:y="28.76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custom-shape draw:style-name="gr111" draw:text-style-name="P20" draw:layer="layout" svg:width="1.965cm" svg:height="1.965cm" svg:x="64.434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9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27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27.98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23.46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117" draw:text-style-name="P21" draw:layer="layout" svg:width="2.88cm" svg:height="1cm" svg:x="64.52cm" svg:y="24.56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117" draw:text-style-name="P21" draw:layer="layout" svg:width="2.73cm" svg:height="1cm" svg:x="58.9cm" svg:y="20.76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style-name="gr112" draw:text-style-name="P2" draw:layer="layout" svg:width="0.92cm" svg:height="1.1cm" svg:x="60.1cm" svg:y="29.76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63.125cm 26.2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60.713cm 22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08" draw:text-style-name="P7" draw:layer="layout" svg:width="5.965cm" svg:height="6cm" svg:x="7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6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9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7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9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10.2cm" svg:y1="11.635cm" svg:x2="10.9cm" svg:y2="10.935cm">
            <text:p/>
          </draw:line>
        </draw:g>
        <draw:frame draw:style-name="gr132" draw:text-style-name="P9" draw:layer="layout" svg:width="3.393cm" svg:height="0.962cm" svg:x="56.4cm" svg:y="5.4cm">
          <draw:text-box>
            <text:p>パターン5</text:p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hatch draw:name="Blue_20_-45_20_Degrees" draw:display-name="Blue -45 Degrees" draw:style="single" draw:color="#2a6099" draw:distance="0.203cm" draw:rotation="3150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26T21:36:19.972660753</dc:date>
    <meta:editing-duration>PT2H55M26S</meta:editing-duration>
    <meta:editing-cycles>19</meta:editing-cycles>
    <meta:generator>LibreOffice/7.6.2.1$Linux_X86_64 LibreOffice_project/60$Build-1</meta:generator>
    <meta:document-statistic meta:object-count="1044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e</mi>
            <mi mathvariant="normal">x</mi>
          </msub>
          <mi mathvariant="normal">,</mi>
          <msub>
            <mi mathvariant="normal">e</mi>
            <mi mathvariant="normal">y</mi>
          </msub>
        </mrow>
      </mrow>
      <mo fence="true" form="postfix" stretchy="false">)</mo>
    </mrow>
    <annotation encoding="StarMath 5.0">(e_x,e_y)</annotation>
  </semantics>
</math>
</file>

<file path=Object 10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1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14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15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16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17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8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1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2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23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24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25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2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8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3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34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35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36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3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8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9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0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41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42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43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4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46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8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9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